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0.91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5" style:family="table-cell" style:parent-style-name="Default">
      <style:table-cell-properties fo:background-color="#00b0f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0" style:family="table-cell" style:parent-style-name="Default">
      <style:table-cell-properties fo:background-color="#00b0f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ff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ff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ff0000" fo:background-color="#ffffff" style:diagonal-bl-tr="none" style:diagonal-tl-br="none" style:text-align-source="fix" style:repeat-content="false" fo:wrap-option="wrap" fo:border-left="1.76pt solid #ff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ff0000" fo:background-color="#ffffff" style:diagonal-bl-tr="none" style:diagonal-tl-br="none" style:text-align-source="fix" style:repeat-content="false" fo:wrap-option="wrap" fo:border-left="none" style:direction="ltr" fo:border-right="1.76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ff0000" fo:background-color="#00b0f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5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ff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ff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ff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2" style:family="table-cell" style:parent-style-name="Default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9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ff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ff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0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7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ff0000" fo:background-color="#ffc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978cm" fo:min-width="6.472cm" fo:padding-top="0.125cm" fo:padding-bottom="0.125cm" fo:padding-left="0.25cm" fo:padding-right="0.25cm" fo:wrap-option="wrap"/>
    </style:style>
    <style:style style:name="gr2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952cm" fo:min-width="6.399cm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973cm" fo:min-width="6.406cm" fo:padding-top="0.125cm" fo:padding-bottom="0.125cm" fo:padding-left="0.25cm" fo:padding-right="0.25cm" fo:wrap-option="wrap"/>
    </style:style>
    <style:style style:name="gr4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973cm" fo:min-width="6.455cm" fo:padding-top="0.125cm" fo:padding-bottom="0.125cm" fo:padding-left="0.25cm" fo:padding-right="0.25cm" fo:wrap-option="wrap"/>
    </style:style>
    <style:style style:name="gr5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1.033cm" fo:min-width="6.472cm" fo:padding-top="0.125cm" fo:padding-bottom="0.125cm" fo:padding-left="0.25cm" fo:padding-right="0.25cm" fo:wrap-option="wrap"/>
    </style:style>
    <style:style style:name="gr6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1.033cm" fo:min-width="6.399cm" fo:padding-top="0.125cm" fo:padding-bottom="0.125cm" fo:padding-left="0.25cm" fo:padding-right="0.25cm" fo:wrap-option="wrap"/>
    </style:style>
    <style:style style:name="gr7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1.033cm" fo:min-width="6.406cm" fo:padding-top="0.125cm" fo:padding-bottom="0.125cm" fo:padding-left="0.25cm" fo:padding-right="0.25cm" fo:wrap-option="wrap"/>
    </style:style>
    <style:style style:name="gr8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1.033cm" fo:min-width="6.455cm" fo:padding-top="0.125cm" fo:padding-bottom="0.125cm" fo:padding-left="0.25cm" fo:padding-right="0.25cm" fo:wrap-option="wrap"/>
    </style:style>
    <style:style style:name="gr9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1.057cm" fo:min-width="6.474cm" fo:padding-top="0.125cm" fo:padding-bottom="0.125cm" fo:padding-left="0.25cm" fo:padding-right="0.25cm" fo:wrap-option="wrap"/>
    </style:style>
    <style:style style:name="gr10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1.005cm" fo:min-width="6.401cm" fo:padding-top="0.125cm" fo:padding-bottom="0.125cm" fo:padding-left="0.25cm" fo:padding-right="0.25cm" fo:wrap-option="wrap"/>
    </style:style>
    <style:style style:name="gr11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1.027cm" fo:min-width="6.406cm" fo:padding-top="0.125cm" fo:padding-bottom="0.125cm" fo:padding-left="0.25cm" fo:padding-right="0.25cm" fo:wrap-option="wrap"/>
    </style:style>
    <style:style style:name="gr12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95cm" fo:min-width="6.455cm" fo:padding-top="0.125cm" fo:padding-bottom="0.125cm" fo:padding-left="0.25cm" fo:padding-right="0.25cm" fo:wrap-option="wrap"/>
    </style:style>
    <style:style style:name="gr13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1.03cm" fo:min-width="6.475cm" fo:padding-top="0.125cm" fo:padding-bottom="0.125cm" fo:padding-left="0.25cm" fo:padding-right="0.25cm" fo:wrap-option="wrap"/>
    </style:style>
    <style:style style:name="gr14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1.03cm" fo:min-width="6.402cm" fo:padding-top="0.125cm" fo:padding-bottom="0.125cm" fo:padding-left="0.25cm" fo:padding-right="0.25cm" fo:wrap-option="wrap"/>
    </style:style>
    <style:style style:name="gr15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1.018cm" fo:min-width="6.406cm" fo:padding-top="0.125cm" fo:padding-bottom="0.125cm" fo:padding-left="0.25cm" fo:padding-right="0.25cm" fo:wrap-option="wrap"/>
    </style:style>
    <style:style style:name="gr16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1.018cm" fo:min-width="6.457cm" fo:padding-top="0.125cm" fo:padding-bottom="0.125cm" fo:padding-left="0.25cm" fo:padding-right="0.25cm" fo:wrap-option="wrap"/>
    </style:style>
    <style:style style:name="gr17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2.922cm" fo:min-width="4.089cm" fo:padding-top="0.125cm" fo:padding-bottom="0.125cm" fo:padding-left="0.25cm" fo:padding-right="0.25cm" fo:wrap-option="wrap"/>
    </style:style>
    <style:style style:name="gr18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0.29cm" fo:min-width="5.887cm" fo:padding-top="0.125cm" fo:padding-bottom="0.125cm" fo:padding-left="0.25cm" fo:padding-right="0.25cm" fo:wrap-option="wrap"/>
    </style:style>
    <style:style style:name="gr19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251cm" fo:min-width="5.887cm" fo:padding-top="0.125cm" fo:padding-bottom="0.125cm" fo:padding-left="0.25cm" fo:padding-right="0.25cm" fo:wrap-option="wrap"/>
    </style:style>
    <style:style style:name="gr20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0.29cm" fo:min-width="5.685cm" fo:padding-top="0.125cm" fo:padding-bottom="0.125cm" fo:padding-left="0.25cm" fo:padding-right="0.25cm" fo:wrap-option="wrap"/>
    </style:style>
    <style:style style:name="gr21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251cm" fo:min-width="5.685cm" fo:padding-top="0.125cm" fo:padding-bottom="0.125cm" fo:padding-left="0.25cm" fo:padding-right="0.25cm" fo:wrap-option="wrap"/>
    </style:style>
    <style:style style:name="gr22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0.29cm" fo:min-width="5.673cm" fo:padding-top="0.125cm" fo:padding-bottom="0.125cm" fo:padding-left="0.25cm" fo:padding-right="0.25cm" fo:wrap-option="wrap"/>
    </style:style>
    <style:style style:name="gr23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251cm" fo:min-width="5.673cm" fo:padding-top="0.125cm" fo:padding-bottom="0.125cm" fo:padding-left="0.25cm" fo:padding-right="0.25cm" fo:wrap-option="wrap"/>
    </style:style>
    <style:style style:name="gr24" style:family="graphic">
      <style:graphic-properties draw:stroke="dash" draw:stroke-dash="Dashed_20__28_var_29__20_4" svg:stroke-width="0.079cm" svg:stroke-color="#c55a11" draw:stroke-linejoin="miter" svg:stroke-linecap="butt" draw:fill="none" draw:textarea-vertical-align="top" draw:auto-grow-height="false" draw:fit-to-size="false" style:shrink-to-fit="false" fo:min-height="0.29cm" fo:min-width="5.83cm" fo:padding-top="0.125cm" fo:padding-bottom="0.125cm" fo:padding-left="0.25cm" fo:padding-right="0.25cm" fo:wrap-option="wrap"/>
    </style:style>
    <style:style style:name="gr25" style:family="graphic">
      <style:graphic-properties draw:stroke="dash" draw:stroke-dash="Dashed_20__28_var_29__20_4" svg:stroke-width="0.079cm" svg:stroke-color="#325490" draw:stroke-linejoin="miter" svg:stroke-linecap="butt" draw:fill="none" draw:textarea-vertical-align="top" draw:auto-grow-height="false" draw:fit-to-size="false" style:shrink-to-fit="false" fo:min-height="0.251cm" fo:min-width="5.83cm" fo:padding-top="0.125cm" fo:padding-bottom="0.125cm" fo:padding-left="0.25cm" fo:padding-right="0.25cm" fo:wrap-option="wrap"/>
    </style:style>
    <style:style style:name="gr26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3cm" fo:min-width="5.887cm" fo:padding-top="0.125cm" fo:padding-bottom="0.125cm" fo:padding-left="0.25cm" fo:padding-right="0.25cm" fo:wrap-option="wrap"/>
    </style:style>
    <style:style style:name="gr27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8cm" fo:min-width="5.72cm" fo:padding-top="0.125cm" fo:padding-bottom="0.125cm" fo:padding-left="0.25cm" fo:padding-right="0.25cm" fo:wrap-option="wrap"/>
    </style:style>
    <style:style style:name="gr28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8cm" fo:min-width="5.714cm" fo:padding-top="0.125cm" fo:padding-bottom="0.125cm" fo:padding-left="0.25cm" fo:padding-right="0.25cm" fo:wrap-option="wrap"/>
    </style:style>
    <style:style style:name="gr29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8cm" fo:min-width="5.861cm" fo:padding-top="0.125cm" fo:padding-bottom="0.125cm" fo:padding-left="0.25cm" fo:padding-right="0.25cm" fo:wrap-option="wrap"/>
    </style:style>
    <style:style style:name="gr30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3cm" fo:min-width="5.887cm" fo:padding-top="0.125cm" fo:padding-bottom="0.125cm" fo:padding-left="0.25cm" fo:padding-right="0.25cm" fo:wrap-option="wrap"/>
    </style:style>
    <style:style style:name="gr31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298cm" fo:min-width="5.72cm" fo:padding-top="0.125cm" fo:padding-bottom="0.125cm" fo:padding-left="0.25cm" fo:padding-right="0.25cm" fo:wrap-option="wrap"/>
    </style:style>
    <style:style style:name="gr32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298cm" fo:min-width="5.714cm" fo:padding-top="0.125cm" fo:padding-bottom="0.125cm" fo:padding-left="0.25cm" fo:padding-right="0.25cm" fo:wrap-option="wrap"/>
    </style:style>
    <style:style style:name="gr33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298cm" fo:min-width="5.861cm" fo:padding-top="0.125cm" fo:padding-bottom="0.125cm" fo:padding-left="0.25cm" fo:padding-right="0.25cm" fo:wrap-option="wrap"/>
    </style:style>
    <style:style style:name="gr34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2cm" fo:min-width="5.887cm" fo:padding-top="0.125cm" fo:padding-bottom="0.125cm" fo:padding-left="0.25cm" fo:padding-right="0.25cm" fo:wrap-option="wrap"/>
    </style:style>
    <style:style style:name="gr37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2cm" fo:min-width="5.712cm" fo:padding-top="0.125cm" fo:padding-bottom="0.125cm" fo:padding-left="0.25cm" fo:padding-right="0.25cm" fo:wrap-option="wrap"/>
    </style:style>
    <style:style style:name="gr38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4cm" fo:min-width="5.714cm" fo:padding-top="0.125cm" fo:padding-bottom="0.125cm" fo:padding-left="0.25cm" fo:padding-right="0.25cm" fo:wrap-option="wrap"/>
    </style:style>
    <style:style style:name="gr39" style:family="graphic">
      <style:graphic-properties draw:stroke="dash" draw:stroke-dash="Dashed_20__28_var_29__20_4" svg:stroke-width="0.079cm" svg:stroke-color="#a9d18e" draw:stroke-linejoin="miter" svg:stroke-linecap="butt" draw:fill="none" draw:textarea-vertical-align="top" draw:auto-grow-height="false" draw:fit-to-size="false" style:shrink-to-fit="false" fo:min-height="0.294cm" fo:min-width="5.861cm" fo:padding-top="0.125cm" fo:padding-bottom="0.125cm" fo:padding-left="0.25cm" fo:padding-right="0.25cm" fo:wrap-option="wrap"/>
    </style:style>
    <style:style style:name="gr40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294cm" fo:min-width="5.887cm" fo:padding-top="0.125cm" fo:padding-bottom="0.125cm" fo:padding-left="0.25cm" fo:padding-right="0.25cm" fo:wrap-option="wrap"/>
    </style:style>
    <style:style style:name="gr41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294cm" fo:min-width="5.712cm" fo:padding-top="0.125cm" fo:padding-bottom="0.125cm" fo:padding-left="0.25cm" fo:padding-right="0.25cm" fo:wrap-option="wrap"/>
    </style:style>
    <style:style style:name="gr42" style:family="graphic">
      <style:graphic-properties draw:stroke="dash" draw:stroke-dash="Dashed_20__28_var_29__20_4" svg:stroke-width="0.079cm" svg:stroke-color="#ff6d6d" draw:stroke-linejoin="miter" svg:stroke-linecap="butt" draw:fill="none" draw:textarea-vertical-align="top" draw:auto-grow-height="false" draw:fit-to-size="false" style:shrink-to-fit="false" fo:min-height="0.296cm" fo:min-width="5.714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990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 table:number-columns-repeated="3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6"/>
          <table:table-cell table:style-name="ce16" office:value-type="string" calcext:value-type="string" table:number-columns-spanned="11" table:number-rows-spanned="1">
            <text:p>Layer N</text:p>
          </table:table-cell>
          <table:covered-table-cell table:number-columns-repeated="10" table:style-name="ce23"/>
          <table:table-cell table:style-name="ce3" table:number-columns-repeated="2"/>
          <table:table-cell table:style-name="ce16" office:value-type="string" calcext:value-type="string" table:number-columns-spanned="11" table:number-rows-spanned="1">
            <text:p>Layer N + 1</text:p>
          </table:table-cell>
          <table:covered-table-cell table:number-columns-repeated="10" table:style-name="ce2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3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5"/>
          <table:table-cell table:style-name="ce3">
            <draw:custom-shape table:end-cell-address="Sheet1.P9" table:end-x="0.091cm" table:end-y="0.106cm" draw:z-index="0" draw:name="Rectangle 2" draw:style-name="gr1" draw:text-style-name="P1" svg:width="6.971cm" svg:height="1.227cm" svg:x="1.588cm" svg:y="0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V9" table:end-x="0.223cm" table:end-y="0.08cm" draw:z-index="1" draw:name="Rectangle 3" draw:style-name="gr2" draw:text-style-name="P1" svg:width="6.898cm" svg:height="1.201cm" svg:x="1.582cm" svg:y="0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6"/>
          <table:table-cell table:style-name="ce3">
            <draw:custom-shape table:end-cell-address="Sheet1.AC9" table:end-x="0.132cm" table:end-y="0.105cm" draw:z-index="2" draw:name="Rectangle 4" draw:style-name="gr3" draw:text-style-name="P1" svg:width="6.905cm" svg:height="1.222cm" svg:x="1.482cm" svg:y="0.4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AI9" table:end-x="0.17cm" table:end-y="0.105cm" draw:z-index="3" draw:name="Rectangle 5" draw:style-name="gr4" draw:text-style-name="P1" svg:width="6.954cm" svg:height="1.222cm" svg:x="1.614cm" svg:y="0.4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7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table-cell table:style-name="ce6" office:value-type="string" calcext:value-type="string" table:number-columns-spanned="2" table:number-rows-spanned="11">
            <text:p>Batch Size = 4</text:p>
          </table:table-cell>
          <table:covered-table-cell table:style-name="ce10"/>
          <table:table-cell table:style-name="ce3"/>
          <table:table-cell table:style-name="ce50" office:value-type="string" calcext:value-type="string" table:number-columns-spanned="1" table:number-rows-spanned="2">
            <text:p>Img 1</text:p>
          </table:table-cell>
          <table:table-cell table:style-name="ce3"/>
          <table:table-cell table:style-name="ce17" table:formula="of:=RANDBETWEEN(-3; 3)" office:value-type="float" office:value="-2" calcext:value-type="float">
            <text:p>-2</text:p>
          </table:table-cell>
          <table:table-cell table:style-name="ce24" table:formula="of:=RANDBETWEEN(-3; 3)" office:value-type="float" office:value="2" calcext:value-type="float">
            <text:p>2</text:p>
          </table:table-cell>
          <table:table-cell table:style-name="ce28"/>
          <table:table-cell table:style-name="ce30" table:formula="of:=RANDBETWEEN(-3; 3)" office:value-type="float" office:value="-3" calcext:value-type="float">
            <text:p>-3</text:p>
          </table:table-cell>
          <table:table-cell table:style-name="ce30" table:formula="of:=RANDBETWEEN(-3; 3)" office:value-type="float" office:value="3" calcext:value-type="float">
            <text:p>3</text:p>
          </table:table-cell>
          <table:table-cell table:style-name="ce28"/>
          <table:table-cell table:style-name="ce34" table:formula="of:=RANDBETWEEN(-3; 3)" office:value-type="float" office:value="2" calcext:value-type="float">
            <text:p>2</text:p>
          </table:table-cell>
          <table:table-cell table:style-name="ce34" table:formula="of:=RANDBETWEEN(-3; 3)" office:value-type="float" office:value="0" calcext:value-type="float">
            <text:p>0</text:p>
          </table:table-cell>
          <table:table-cell table:style-name="ce28"/>
          <table:table-cell table:style-name="ce38" table:formula="of:=RANDBETWEEN(-3; 3)" office:value-type="float" office:value="0" calcext:value-type="float">
            <text:p>0</text:p>
          </table:table-cell>
          <table:table-cell table:style-name="ce42" table:formula="of:=RANDBETWEEN(-3; 3)" office:value-type="float" office:value="-3" calcext:value-type="float">
            <text:p>-3</text:p>
          </table:table-cell>
          <table:table-cell table:style-name="ce3" table:number-columns-repeated="2"/>
          <table:table-cell table:style-name="ce17" table:formula="of:=RANDBETWEEN(-3; 3)" office:value-type="float" office:value="-3" calcext:value-type="float">
            <text:p>-3</text:p>
          </table:table-cell>
          <table:table-cell table:style-name="ce24" table:formula="of:=RANDBETWEEN(-3; 3)" office:value-type="float" office:value="-3" calcext:value-type="float">
            <text:p>-3</text:p>
          </table:table-cell>
          <table:table-cell table:style-name="ce28"/>
          <table:table-cell table:style-name="ce30" table:formula="of:=RANDBETWEEN(-3; 3)" office:value-type="float" office:value="2" calcext:value-type="float">
            <text:p>2</text:p>
          </table:table-cell>
          <table:table-cell table:style-name="ce30" table:formula="of:=RANDBETWEEN(-3; 3)" office:value-type="float" office:value="2" calcext:value-type="float">
            <text:p>2</text:p>
          </table:table-cell>
          <table:table-cell table:style-name="ce28"/>
          <table:table-cell table:style-name="ce34" table:formula="of:=RANDBETWEEN(-3; 3)" office:value-type="float" office:value="2" calcext:value-type="float">
            <text:p>2</text:p>
          </table:table-cell>
          <table:table-cell table:style-name="ce34" table:formula="of:=RANDBETWEEN(-3; 3)" office:value-type="float" office:value="-1" calcext:value-type="float">
            <text:p>-1</text:p>
          </table:table-cell>
          <table:table-cell table:style-name="ce28"/>
          <table:table-cell table:style-name="ce38" table:formula="of:=RANDBETWEEN(-3; 3)" office:value-type="float" office:value="1" calcext:value-type="float">
            <text:p>1</text:p>
          </table:table-cell>
          <table:table-cell table:style-name="ce42" table:formula="of:=RANDBETWEEN(-3; 3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/>
          <table:covered-table-cell table:style-name="ce3"/>
          <table:table-cell table:style-name="ce3"/>
          <table:table-cell table:style-name="ce18" table:formula="of:=RANDBETWEEN(-3; 3)" office:value-type="float" office:value="2" calcext:value-type="float">
            <text:p>2</text:p>
          </table:table-cell>
          <table:table-cell table:style-name="ce25" table:formula="of:=RANDBETWEEN(-3; 3)" office:value-type="float" office:value="0" calcext:value-type="float">
            <text:p>0</text:p>
          </table:table-cell>
          <table:table-cell table:style-name="ce29"/>
          <table:table-cell table:style-name="ce31" table:formula="of:=RANDBETWEEN(-3; 3)" office:value-type="float" office:value="1" calcext:value-type="float">
            <text:p>1</text:p>
          </table:table-cell>
          <table:table-cell table:style-name="ce31" table:formula="of:=RANDBETWEEN(-3; 3)" office:value-type="float" office:value="-3" calcext:value-type="float">
            <text:p>-3</text:p>
          </table:table-cell>
          <table:table-cell table:style-name="ce29"/>
          <table:table-cell table:style-name="ce35" table:formula="of:=RANDBETWEEN(-3; 3)" office:value-type="float" office:value="-1" calcext:value-type="float">
            <text:p>-1</text:p>
          </table:table-cell>
          <table:table-cell table:style-name="ce35" table:formula="of:=RANDBETWEEN(-3; 3)" office:value-type="float" office:value="0" calcext:value-type="float">
            <text:p>0</text:p>
          </table:table-cell>
          <table:table-cell table:style-name="ce29"/>
          <table:table-cell table:style-name="ce39" table:formula="of:=RANDBETWEEN(-3; 3)" office:value-type="float" office:value="3" calcext:value-type="float">
            <text:p>3</text:p>
          </table:table-cell>
          <table:table-cell table:style-name="ce43" table:formula="of:=RANDBETWEEN(-3; 3)" office:value-type="float" office:value="-2" calcext:value-type="float">
            <text:p>-2</text:p>
          </table:table-cell>
          <table:table-cell table:style-name="ce3" table:number-columns-repeated="2"/>
          <table:table-cell table:style-name="ce18" table:formula="of:=RANDBETWEEN(-3; 3)" office:value-type="float" office:value="2" calcext:value-type="float">
            <text:p>2</text:p>
          </table:table-cell>
          <table:table-cell table:style-name="ce25" table:formula="of:=RANDBETWEEN(-3; 3)" office:value-type="float" office:value="1" calcext:value-type="float">
            <text:p>1</text:p>
          </table:table-cell>
          <table:table-cell table:style-name="ce29"/>
          <table:table-cell table:style-name="ce31" table:formula="of:=RANDBETWEEN(-3; 3)" office:value-type="float" office:value="1" calcext:value-type="float">
            <text:p>1</text:p>
          </table:table-cell>
          <table:table-cell table:style-name="ce31" table:formula="of:=RANDBETWEEN(-3; 3)" office:value-type="float" office:value="0" calcext:value-type="float">
            <text:p>0</text:p>
          </table:table-cell>
          <table:table-cell table:style-name="ce29"/>
          <table:table-cell table:style-name="ce35" table:formula="of:=RANDBETWEEN(-3; 3)" office:value-type="float" office:value="-3" calcext:value-type="float">
            <text:p>-3</text:p>
          </table:table-cell>
          <table:table-cell table:style-name="ce35" table:formula="of:=RANDBETWEEN(-3; 3)" office:value-type="float" office:value="-1" calcext:value-type="float">
            <text:p>-1</text:p>
          </table:table-cell>
          <table:table-cell table:style-name="ce29"/>
          <table:table-cell table:style-name="ce39" table:formula="of:=RANDBETWEEN(-3; 3)" office:value-type="float" office:value="3" calcext:value-type="float">
            <text:p>3</text:p>
          </table:table-cell>
          <table:table-cell table:style-name="ce43" table:formula="of:=RANDBETWEEN(-3; 3)" office:value-type="float" office:value="-3" calcext:value-type="float">
            <text:p>-3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 table:number-columns-repeated="2"/>
          <table:table-cell table:style-name="ce3">
            <draw:custom-shape table:end-cell-address="Sheet1.P12" table:end-x="0.091cm" table:end-y="0.09cm" draw:z-index="4" draw:name="Rectangle 6" draw:style-name="gr5" draw:text-style-name="P1" svg:width="6.971cm" svg:height="1.282cm" svg:x="1.588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V12" table:end-x="0.223cm" table:end-y="0.09cm" draw:z-index="5" draw:name="Rectangle 7" draw:style-name="gr6" draw:text-style-name="P1" svg:width="6.898cm" svg:height="1.282cm" svg:x="1.582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6"/>
          <table:table-cell table:style-name="ce3">
            <draw:custom-shape table:end-cell-address="Sheet1.AC12" table:end-x="0.132cm" table:end-y="0.09cm" draw:z-index="6" draw:name="Rectangle 8" draw:style-name="gr7" draw:text-style-name="P1" svg:width="6.905cm" svg:height="1.282cm" svg:x="1.482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AI12" table:end-x="0.17cm" table:end-y="0.09cm" draw:z-index="7" draw:name="Rectangle 9" draw:style-name="gr8" draw:text-style-name="P1" svg:width="6.954cm" svg:height="1.282cm" svg:x="1.614cm" svg:y="0.3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7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/>
          <table:table-cell table:style-name="ce50" office:value-type="string" calcext:value-type="string" table:number-columns-spanned="1" table:number-rows-spanned="2">
            <text:p>Img 2</text:p>
          </table:table-cell>
          <table:table-cell table:style-name="ce3"/>
          <table:table-cell table:style-name="ce17" table:formula="of:=RANDBETWEEN(-3; 3)" office:value-type="float" office:value="-2" calcext:value-type="float">
            <text:p>-2</text:p>
          </table:table-cell>
          <table:table-cell table:style-name="ce24" table:formula="of:=RANDBETWEEN(-3; 3)" office:value-type="float" office:value="-1" calcext:value-type="float">
            <text:p>-1</text:p>
          </table:table-cell>
          <table:table-cell table:style-name="ce28"/>
          <table:table-cell table:style-name="ce30" table:formula="of:=RANDBETWEEN(-3; 3)" office:value-type="float" office:value="3" calcext:value-type="float">
            <text:p>3</text:p>
          </table:table-cell>
          <table:table-cell table:style-name="ce30" table:formula="of:=RANDBETWEEN(-3; 3)" office:value-type="float" office:value="1" calcext:value-type="float">
            <text:p>1</text:p>
          </table:table-cell>
          <table:table-cell table:style-name="ce28"/>
          <table:table-cell table:style-name="ce34" table:formula="of:=RANDBETWEEN(-3; 3)" office:value-type="float" office:value="3" calcext:value-type="float">
            <text:p>3</text:p>
          </table:table-cell>
          <table:table-cell table:style-name="ce34" table:formula="of:=RANDBETWEEN(-3; 3)" office:value-type="float" office:value="-2" calcext:value-type="float">
            <text:p>-2</text:p>
          </table:table-cell>
          <table:table-cell table:style-name="ce28"/>
          <table:table-cell table:style-name="ce38" table:formula="of:=RANDBETWEEN(-3; 3)" office:value-type="float" office:value="2" calcext:value-type="float">
            <text:p>2</text:p>
          </table:table-cell>
          <table:table-cell table:style-name="ce42" table:formula="of:=RANDBETWEEN(-3; 3)" office:value-type="float" office:value="-1" calcext:value-type="float">
            <text:p>-1</text:p>
          </table:table-cell>
          <table:table-cell table:style-name="ce3" table:number-columns-repeated="2"/>
          <table:table-cell table:style-name="ce17" table:formula="of:=RANDBETWEEN(-3; 3)" office:value-type="float" office:value="-3" calcext:value-type="float">
            <text:p>-3</text:p>
          </table:table-cell>
          <table:table-cell table:style-name="ce24" table:formula="of:=RANDBETWEEN(-3; 3)" office:value-type="float" office:value="0" calcext:value-type="float">
            <text:p>0</text:p>
          </table:table-cell>
          <table:table-cell table:style-name="ce28"/>
          <table:table-cell table:style-name="ce30" table:formula="of:=RANDBETWEEN(-3; 3)" office:value-type="float" office:value="2" calcext:value-type="float">
            <text:p>2</text:p>
          </table:table-cell>
          <table:table-cell table:style-name="ce30" table:formula="of:=RANDBETWEEN(-3; 3)" office:value-type="float" office:value="-1" calcext:value-type="float">
            <text:p>-1</text:p>
          </table:table-cell>
          <table:table-cell table:style-name="ce28"/>
          <table:table-cell table:style-name="ce34" table:formula="of:=RANDBETWEEN(-3; 3)" office:value-type="float" office:value="0" calcext:value-type="float">
            <text:p>0</text:p>
          </table:table-cell>
          <table:table-cell table:style-name="ce34" table:formula="of:=RANDBETWEEN(-3; 3)" office:value-type="float" office:value="-3" calcext:value-type="float">
            <text:p>-3</text:p>
          </table:table-cell>
          <table:table-cell table:style-name="ce28"/>
          <table:table-cell table:style-name="ce38" table:formula="of:=RANDBETWEEN(-3; 3)" office:value-type="float" office:value="-2" calcext:value-type="float">
            <text:p>-2</text:p>
          </table:table-cell>
          <table:table-cell table:style-name="ce42" table:formula="of:=RANDBETWEEN(-3; 3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/>
          <table:covered-table-cell table:style-name="ce3"/>
          <table:table-cell table:style-name="ce3"/>
          <table:table-cell table:style-name="ce18" table:formula="of:=RANDBETWEEN(-3; 3)" office:value-type="float" office:value="-1" calcext:value-type="float">
            <text:p>-1</text:p>
          </table:table-cell>
          <table:table-cell table:style-name="ce25" table:formula="of:=RANDBETWEEN(-3; 3)" office:value-type="float" office:value="-3" calcext:value-type="float">
            <text:p>-3</text:p>
          </table:table-cell>
          <table:table-cell table:style-name="ce29"/>
          <table:table-cell table:style-name="ce31" table:formula="of:=RANDBETWEEN(-3; 3)" office:value-type="float" office:value="0" calcext:value-type="float">
            <text:p>0</text:p>
          </table:table-cell>
          <table:table-cell table:style-name="ce31" table:formula="of:=RANDBETWEEN(-3; 3)" office:value-type="float" office:value="2" calcext:value-type="float">
            <text:p>2</text:p>
          </table:table-cell>
          <table:table-cell table:style-name="ce29"/>
          <table:table-cell table:style-name="ce35" table:formula="of:=RANDBETWEEN(-3; 3)" office:value-type="float" office:value="3" calcext:value-type="float">
            <text:p>3</text:p>
          </table:table-cell>
          <table:table-cell table:style-name="ce35" table:formula="of:=RANDBETWEEN(-3; 3)" office:value-type="float" office:value="3" calcext:value-type="float">
            <text:p>3</text:p>
          </table:table-cell>
          <table:table-cell table:style-name="ce29"/>
          <table:table-cell table:style-name="ce39" table:formula="of:=RANDBETWEEN(-3; 3)" office:value-type="float" office:value="3" calcext:value-type="float">
            <text:p>3</text:p>
          </table:table-cell>
          <table:table-cell table:style-name="ce43" table:formula="of:=RANDBETWEEN(-3; 3)" office:value-type="float" office:value="2" calcext:value-type="float">
            <text:p>2</text:p>
          </table:table-cell>
          <table:table-cell table:style-name="ce3" table:number-columns-repeated="2"/>
          <table:table-cell table:style-name="ce18" table:formula="of:=RANDBETWEEN(-3; 3)" office:value-type="float" office:value="-3" calcext:value-type="float">
            <text:p>-3</text:p>
          </table:table-cell>
          <table:table-cell table:style-name="ce25" table:formula="of:=RANDBETWEEN(-3; 3)" office:value-type="float" office:value="0" calcext:value-type="float">
            <text:p>0</text:p>
          </table:table-cell>
          <table:table-cell table:style-name="ce29"/>
          <table:table-cell table:style-name="ce31" table:formula="of:=RANDBETWEEN(-3; 3)" office:value-type="float" office:value="-1" calcext:value-type="float">
            <text:p>-1</text:p>
          </table:table-cell>
          <table:table-cell table:style-name="ce31" table:formula="of:=RANDBETWEEN(-3; 3)" office:value-type="float" office:value="-3" calcext:value-type="float">
            <text:p>-3</text:p>
          </table:table-cell>
          <table:table-cell table:style-name="ce29"/>
          <table:table-cell table:style-name="ce35" table:formula="of:=RANDBETWEEN(-3; 3)" office:value-type="float" office:value="3" calcext:value-type="float">
            <text:p>3</text:p>
          </table:table-cell>
          <table:table-cell table:style-name="ce35" table:formula="of:=RANDBETWEEN(-3; 3)" office:value-type="float" office:value="0" calcext:value-type="float">
            <text:p>0</text:p>
          </table:table-cell>
          <table:table-cell table:style-name="ce29"/>
          <table:table-cell table:style-name="ce39" table:formula="of:=RANDBETWEEN(-3; 3)" office:value-type="float" office:value="0" calcext:value-type="float">
            <text:p>0</text:p>
          </table:table-cell>
          <table:table-cell table:style-name="ce43" table:formula="of:=RANDBETWEEN(-3; 3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 table:number-columns-repeated="2"/>
          <table:table-cell table:style-name="ce3">
            <draw:custom-shape table:end-cell-address="Sheet1.P15" table:end-x="0.093cm" table:end-y="0.132cm" draw:z-index="8" draw:name="Rectangle 10" draw:style-name="gr9" draw:text-style-name="P1" svg:width="6.973cm" svg:height="1.306cm" svg:x="1.588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V15" table:end-x="0.225cm" table:end-y="0.106cm" draw:z-index="9" draw:name="Rectangle 11" draw:style-name="gr10" draw:text-style-name="P1" svg:width="6.9cm" svg:height="1.254cm" svg:x="1.582cm" svg:y="0.4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6"/>
          <table:table-cell table:style-name="ce3">
            <draw:custom-shape table:end-cell-address="Sheet1.AC15" table:end-x="0.158cm" table:end-y="0.132cm" draw:z-index="10" draw:name="Rectangle 12" draw:style-name="gr11" draw:text-style-name="P1" svg:width="6.905cm" svg:height="1.276cm" svg:x="1.508cm" svg:y="0.44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AI15" table:end-x="0.17cm" table:end-y="0.078cm" draw:z-index="11" draw:name="Rectangle 13" draw:style-name="gr12" draw:text-style-name="P1" svg:width="6.954cm" svg:height="1.199cm" svg:x="1.614cm" svg:y="0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7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/>
          <table:table-cell table:style-name="ce50" office:value-type="string" calcext:value-type="string" table:number-columns-spanned="1" table:number-rows-spanned="2">
            <text:p>Img 3</text:p>
          </table:table-cell>
          <table:table-cell table:style-name="ce3"/>
          <table:table-cell table:style-name="ce17" table:formula="of:=RANDBETWEEN(-3; 3)" office:value-type="float" office:value="-3" calcext:value-type="float">
            <text:p>-3</text:p>
          </table:table-cell>
          <table:table-cell table:style-name="ce24" table:formula="of:=RANDBETWEEN(-3; 3)" office:value-type="float" office:value="1" calcext:value-type="float">
            <text:p>1</text:p>
          </table:table-cell>
          <table:table-cell table:style-name="ce28"/>
          <table:table-cell table:style-name="ce30" table:formula="of:=RANDBETWEEN(-3; 3)" office:value-type="float" office:value="0" calcext:value-type="float">
            <text:p>0</text:p>
          </table:table-cell>
          <table:table-cell table:style-name="ce30" table:formula="of:=RANDBETWEEN(-3; 3)" office:value-type="float" office:value="3" calcext:value-type="float">
            <text:p>3</text:p>
          </table:table-cell>
          <table:table-cell table:style-name="ce28"/>
          <table:table-cell table:style-name="ce34" table:formula="of:=RANDBETWEEN(-3; 3)" office:value-type="float" office:value="1" calcext:value-type="float">
            <text:p>1</text:p>
          </table:table-cell>
          <table:table-cell table:style-name="ce34" table:formula="of:=RANDBETWEEN(-3; 3)" office:value-type="float" office:value="2" calcext:value-type="float">
            <text:p>2</text:p>
          </table:table-cell>
          <table:table-cell table:style-name="ce28"/>
          <table:table-cell table:style-name="ce38" table:formula="of:=RANDBETWEEN(-3; 3)" office:value-type="float" office:value="-3" calcext:value-type="float">
            <text:p>-3</text:p>
          </table:table-cell>
          <table:table-cell table:style-name="ce42" table:formula="of:=RANDBETWEEN(-3; 3)" office:value-type="float" office:value="-1" calcext:value-type="float">
            <text:p>-1</text:p>
          </table:table-cell>
          <table:table-cell table:style-name="ce3" table:number-columns-repeated="2"/>
          <table:table-cell table:style-name="ce17" table:formula="of:=RANDBETWEEN(-3; 3)" office:value-type="float" office:value="-2" calcext:value-type="float">
            <text:p>-2</text:p>
          </table:table-cell>
          <table:table-cell table:style-name="ce24" table:formula="of:=RANDBETWEEN(-3; 3)" office:value-type="float" office:value="-3" calcext:value-type="float">
            <text:p>-3</text:p>
          </table:table-cell>
          <table:table-cell table:style-name="ce28"/>
          <table:table-cell table:style-name="ce30" table:formula="of:=RANDBETWEEN(-3; 3)" office:value-type="float" office:value="-2" calcext:value-type="float">
            <text:p>-2</text:p>
          </table:table-cell>
          <table:table-cell table:style-name="ce30" table:formula="of:=RANDBETWEEN(-3; 3)" office:value-type="float" office:value="-1" calcext:value-type="float">
            <text:p>-1</text:p>
          </table:table-cell>
          <table:table-cell table:style-name="ce28"/>
          <table:table-cell table:style-name="ce34" table:formula="of:=RANDBETWEEN(-3; 3)" office:value-type="float" office:value="-3" calcext:value-type="float">
            <text:p>-3</text:p>
          </table:table-cell>
          <table:table-cell table:style-name="ce34" table:formula="of:=RANDBETWEEN(-3; 3)" office:value-type="float" office:value="-3" calcext:value-type="float">
            <text:p>-3</text:p>
          </table:table-cell>
          <table:table-cell table:style-name="ce28"/>
          <table:table-cell table:style-name="ce38" table:formula="of:=RANDBETWEEN(-3; 3)" office:value-type="float" office:value="3" calcext:value-type="float">
            <text:p>3</text:p>
          </table:table-cell>
          <table:table-cell table:style-name="ce42" table:formula="of:=RANDBETWEEN(-3; 3)" office:value-type="float" office:value="-2" calcext:value-type="float">
            <text:p>-2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10"/>
          <table:table-cell table:style-name="ce3"/>
          <table:covered-table-cell table:style-name="ce3"/>
          <table:table-cell table:style-name="ce3"/>
          <table:table-cell table:style-name="ce18" table:formula="of:=RANDBETWEEN(-3; 3)" office:value-type="float" office:value="2" calcext:value-type="float">
            <text:p>2</text:p>
          </table:table-cell>
          <table:table-cell table:style-name="ce25" table:formula="of:=RANDBETWEEN(-3; 3)" office:value-type="float" office:value="2" calcext:value-type="float">
            <text:p>2</text:p>
          </table:table-cell>
          <table:table-cell table:style-name="ce29"/>
          <table:table-cell table:style-name="ce31" table:formula="of:=RANDBETWEEN(-3; 3)" office:value-type="float" office:value="-1" calcext:value-type="float">
            <text:p>-1</text:p>
          </table:table-cell>
          <table:table-cell table:style-name="ce31" table:formula="of:=RANDBETWEEN(-3; 3)" office:value-type="float" office:value="0" calcext:value-type="float">
            <text:p>0</text:p>
          </table:table-cell>
          <table:table-cell table:style-name="ce29"/>
          <table:table-cell table:style-name="ce35" table:formula="of:=RANDBETWEEN(-3; 3)" office:value-type="float" office:value="-2" calcext:value-type="float">
            <text:p>-2</text:p>
          </table:table-cell>
          <table:table-cell table:style-name="ce35" table:formula="of:=RANDBETWEEN(-3; 3)" office:value-type="float" office:value="3" calcext:value-type="float">
            <text:p>3</text:p>
          </table:table-cell>
          <table:table-cell table:style-name="ce29"/>
          <table:table-cell table:style-name="ce39" table:formula="of:=RANDBETWEEN(-3; 3)" office:value-type="float" office:value="2" calcext:value-type="float">
            <text:p>2</text:p>
          </table:table-cell>
          <table:table-cell table:style-name="ce43" table:formula="of:=RANDBETWEEN(-3; 3)" office:value-type="float" office:value="-1" calcext:value-type="float">
            <text:p>-1</text:p>
          </table:table-cell>
          <table:table-cell table:style-name="ce3" table:number-columns-repeated="2"/>
          <table:table-cell table:style-name="ce18" table:formula="of:=RANDBETWEEN(-3; 3)" office:value-type="float" office:value="3" calcext:value-type="float">
            <text:p>3</text:p>
          </table:table-cell>
          <table:table-cell table:style-name="ce25" table:formula="of:=RANDBETWEEN(-3; 3)" office:value-type="float" office:value="0" calcext:value-type="float">
            <text:p>0</text:p>
          </table:table-cell>
          <table:table-cell table:style-name="ce29"/>
          <table:table-cell table:style-name="ce31" table:formula="of:=RANDBETWEEN(-3; 3)" office:value-type="float" office:value="3" calcext:value-type="float">
            <text:p>3</text:p>
          </table:table-cell>
          <table:table-cell table:style-name="ce31" table:formula="of:=RANDBETWEEN(-3; 3)" office:value-type="float" office:value="2" calcext:value-type="float">
            <text:p>2</text:p>
          </table:table-cell>
          <table:table-cell table:style-name="ce29"/>
          <table:table-cell table:style-name="ce35" table:formula="of:=RANDBETWEEN(-3; 3)" office:value-type="float" office:value="0" calcext:value-type="float">
            <text:p>0</text:p>
          </table:table-cell>
          <table:table-cell table:style-name="ce35" table:formula="of:=RANDBETWEEN(-3; 3)" office:value-type="float" office:value="-1" calcext:value-type="float">
            <text:p>-1</text:p>
          </table:table-cell>
          <table:table-cell table:style-name="ce29"/>
          <table:table-cell table:style-name="ce39" table:formula="of:=RANDBETWEEN(-3; 3)" office:value-type="float" office:value="2" calcext:value-type="float">
            <text:p>2</text:p>
          </table:table-cell>
          <table:table-cell table:style-name="ce43" table:formula="of:=RANDBETWEEN(-3; 3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3"/>
          <table:table-cell table:style-name="Default"/>
          <table:table-cell table:style-name="ce3"/>
          <table:table-cell table:style-name="ce3">
            <draw:custom-shape table:end-cell-address="Sheet1.P18" table:end-x="0.094cm" table:end-y="0.104cm" draw:z-index="15" draw:name="Rectangle 10" draw:style-name="gr13" draw:text-style-name="P1" svg:width="6.974cm" svg:height="1.279cm" svg:x="1.588cm" svg:y="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V18" table:end-x="0.303cm" table:end-y="0.103cm" draw:z-index="16" draw:name="Rectangle 11" draw:style-name="gr14" draw:text-style-name="P1" svg:width="6.901cm" svg:height="1.279cm" svg:x="1.659cm" svg:y="0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6"/>
          <table:table-cell table:style-name="ce3">
            <draw:custom-shape table:end-cell-address="Sheet1.AC18" table:end-x="0.132cm" table:end-y="0.102cm" draw:z-index="17" draw:name="Rectangle 12" draw:style-name="gr15" draw:text-style-name="P1" svg:width="6.905cm" svg:height="1.267cm" svg:x="1.482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5"/>
          <table:table-cell table:style-name="ce3">
            <draw:custom-shape table:end-cell-address="Sheet1.AI18" table:end-x="0.172cm" table:end-y="0.102cm" draw:z-index="18" draw:name="Rectangle 13" draw:style-name="gr16" draw:text-style-name="P1" svg:width="6.956cm" svg:height="1.267cm" svg:x="1.614cm" svg:y="0.42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7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3"/>
          <table:table-cell table:style-name="Default"/>
          <table:table-cell table:style-name="ce50" office:value-type="string" calcext:value-type="string" table:number-columns-spanned="1" table:number-rows-spanned="2">
            <text:p>Img 4</text:p>
          </table:table-cell>
          <table:table-cell table:style-name="ce3"/>
          <table:table-cell table:style-name="ce17" table:formula="of:=RANDBETWEEN(-3; 3)" office:value-type="float" office:value="-2" calcext:value-type="float">
            <text:p>-2</text:p>
          </table:table-cell>
          <table:table-cell table:style-name="ce24" table:formula="of:=RANDBETWEEN(-3; 3)" office:value-type="float" office:value="1" calcext:value-type="float">
            <text:p>1</text:p>
          </table:table-cell>
          <table:table-cell table:style-name="ce28"/>
          <table:table-cell table:style-name="ce30" table:formula="of:=RANDBETWEEN(-3; 3)" office:value-type="float" office:value="-1" calcext:value-type="float">
            <text:p>-1</text:p>
          </table:table-cell>
          <table:table-cell table:style-name="ce30" table:formula="of:=RANDBETWEEN(-3; 3)" office:value-type="float" office:value="0" calcext:value-type="float">
            <text:p>0</text:p>
          </table:table-cell>
          <table:table-cell table:style-name="ce28"/>
          <table:table-cell table:style-name="ce34" table:formula="of:=RANDBETWEEN(-3; 3)" office:value-type="float" office:value="-2" calcext:value-type="float">
            <text:p>-2</text:p>
          </table:table-cell>
          <table:table-cell table:style-name="ce34" table:formula="of:=RANDBETWEEN(-3; 3)" office:value-type="float" office:value="3" calcext:value-type="float">
            <text:p>3</text:p>
          </table:table-cell>
          <table:table-cell table:style-name="ce28"/>
          <table:table-cell table:style-name="ce38" table:formula="of:=RANDBETWEEN(-3; 3)" office:value-type="float" office:value="0" calcext:value-type="float">
            <text:p>0</text:p>
          </table:table-cell>
          <table:table-cell table:style-name="ce42" table:formula="of:=RANDBETWEEN(-3; 3)" office:value-type="float" office:value="3" calcext:value-type="float">
            <text:p>3</text:p>
          </table:table-cell>
          <table:table-cell table:style-name="ce3" table:number-columns-repeated="2"/>
          <table:table-cell table:style-name="ce17" table:formula="of:=RANDBETWEEN(-3; 3)" office:value-type="float" office:value="-2" calcext:value-type="float">
            <text:p>-2</text:p>
          </table:table-cell>
          <table:table-cell table:style-name="ce24" table:formula="of:=RANDBETWEEN(-3; 3)" office:value-type="float" office:value="3" calcext:value-type="float">
            <text:p>3</text:p>
          </table:table-cell>
          <table:table-cell table:style-name="ce28"/>
          <table:table-cell table:style-name="ce30" table:formula="of:=RANDBETWEEN(-3; 3)" office:value-type="float" office:value="1" calcext:value-type="float">
            <text:p>1</text:p>
          </table:table-cell>
          <table:table-cell table:style-name="ce30" table:formula="of:=RANDBETWEEN(-3; 3)" office:value-type="float" office:value="-3" calcext:value-type="float">
            <text:p>-3</text:p>
          </table:table-cell>
          <table:table-cell table:style-name="ce28"/>
          <table:table-cell table:style-name="ce34" table:formula="of:=RANDBETWEEN(-3; 3)" office:value-type="float" office:value="2" calcext:value-type="float">
            <text:p>2</text:p>
          </table:table-cell>
          <table:table-cell table:style-name="ce34" table:formula="of:=RANDBETWEEN(-3; 3)" office:value-type="float" office:value="3" calcext:value-type="float">
            <text:p>3</text:p>
          </table:table-cell>
          <table:table-cell table:style-name="ce28"/>
          <table:table-cell table:style-name="ce38" table:formula="of:=RANDBETWEEN(-3; 3)" office:value-type="float" office:value="0" calcext:value-type="float">
            <text:p>0</text:p>
          </table:table-cell>
          <table:table-cell table:style-name="ce42" table:formula="of:=RANDBETWEEN(-3; 3)" office:value-type="float" office:value="-1" calcext:value-type="float">
            <text:p>-1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3"/>
          <table:table-cell table:style-name="Default"/>
          <table:covered-table-cell table:style-name="ce3"/>
          <table:table-cell table:style-name="ce3"/>
          <table:table-cell table:style-name="ce18" table:formula="of:=RANDBETWEEN(-3; 3)" office:value-type="float" office:value="-3" calcext:value-type="float">
            <text:p>-3</text:p>
          </table:table-cell>
          <table:table-cell table:style-name="ce25" table:formula="of:=RANDBETWEEN(-3; 3)" office:value-type="float" office:value="0" calcext:value-type="float">
            <text:p>0</text:p>
          </table:table-cell>
          <table:table-cell table:style-name="ce29"/>
          <table:table-cell table:style-name="ce31" table:formula="of:=RANDBETWEEN(-3; 3)" office:value-type="float" office:value="0" calcext:value-type="float">
            <text:p>0</text:p>
          </table:table-cell>
          <table:table-cell table:style-name="ce31" table:formula="of:=RANDBETWEEN(-3; 3)" office:value-type="float" office:value="-1" calcext:value-type="float">
            <text:p>-1</text:p>
          </table:table-cell>
          <table:table-cell table:style-name="ce29"/>
          <table:table-cell table:style-name="ce35" table:formula="of:=RANDBETWEEN(-3; 3)" office:value-type="float" office:value="1" calcext:value-type="float">
            <text:p>1</text:p>
          </table:table-cell>
          <table:table-cell table:style-name="ce35" table:formula="of:=RANDBETWEEN(-3; 3)" office:value-type="float" office:value="-1" calcext:value-type="float">
            <text:p>-1</text:p>
          </table:table-cell>
          <table:table-cell table:style-name="ce29"/>
          <table:table-cell table:style-name="ce39" table:formula="of:=RANDBETWEEN(-3; 3)" office:value-type="float" office:value="3" calcext:value-type="float">
            <text:p>3</text:p>
          </table:table-cell>
          <table:table-cell table:style-name="ce43" table:formula="of:=RANDBETWEEN(-3; 3)" office:value-type="float" office:value="3" calcext:value-type="float">
            <text:p>3</text:p>
          </table:table-cell>
          <table:table-cell table:style-name="ce3" table:number-columns-repeated="2"/>
          <table:table-cell table:style-name="ce18" table:formula="of:=RANDBETWEEN(-3; 3)" office:value-type="float" office:value="-1" calcext:value-type="float">
            <text:p>-1</text:p>
          </table:table-cell>
          <table:table-cell table:style-name="ce25" table:formula="of:=RANDBETWEEN(-3; 3)" office:value-type="float" office:value="-2" calcext:value-type="float">
            <text:p>-2</text:p>
          </table:table-cell>
          <table:table-cell table:style-name="ce29"/>
          <table:table-cell table:style-name="ce31" table:formula="of:=RANDBETWEEN(-3; 3)" office:value-type="float" office:value="1" calcext:value-type="float">
            <text:p>1</text:p>
          </table:table-cell>
          <table:table-cell table:style-name="ce31" table:formula="of:=RANDBETWEEN(-3; 3)" office:value-type="float" office:value="0" calcext:value-type="float">
            <text:p>0</text:p>
          </table:table-cell>
          <table:table-cell table:style-name="ce29"/>
          <table:table-cell table:style-name="ce35" table:formula="of:=RANDBETWEEN(-3; 3)" office:value-type="float" office:value="-3" calcext:value-type="float">
            <text:p>-3</text:p>
          </table:table-cell>
          <table:table-cell table:style-name="ce35" table:formula="of:=RANDBETWEEN(-3; 3)" office:value-type="float" office:value="0" calcext:value-type="float">
            <text:p>0</text:p>
          </table:table-cell>
          <table:table-cell table:style-name="ce29"/>
          <table:table-cell table:style-name="ce39" table:formula="of:=RANDBETWEEN(-3; 3)" office:value-type="float" office:value="2" calcext:value-type="float">
            <text:p>2</text:p>
          </table:table-cell>
          <table:table-cell table:style-name="ce43" table:formula="of:=RANDBETWEEN(-3; 3)" office:value-type="float" office:value="-2" calcext:value-type="float">
            <text:p>-2</text:p>
          </table:table-cell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3"/>
          <table:table-cell table:style-name="Default"/>
          <table:table-cell table:style-name="ce3" table:number-columns-repeated="28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4"/>
          <table:table-cell table:style-name="Default" table:number-columns-repeated="27"/>
          <table:table-cell table:style-name="ce3"/>
          <table:table-cell table:number-columns-repeated="988"/>
        </table:table-row>
        <table:table-row table:style-name="ro1" table:number-rows-repeated="2">
          <table:table-cell table:number-columns-repeated="4"/>
          <table:table-cell table:style-name="ce3" table:number-columns-repeated="3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table-cell table:style-name="ce5" office:value-type="string" calcext:value-type="string" table:number-columns-spanned="2" table:number-rows-spanned="4">
            <text:p>Batch Normalization</text:p>
          </table:table-cell>
          <table:covered-table-cell table:style-name="ce20"/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μ_c</text:p>
          </table:table-cell>
          <table:table-cell table:style-name="ce3"/>
          <table:table-cell table:style-name="ce19" table:formula="of:=AVERAGE([.K7:.L8];[.K10:.L11];[.K13:.L14];[.K16:.L17])" office:value-type="float" office:value="-0.4375" calcext:value-type="float" table:number-columns-spanned="2" table:number-rows-spanned="2">
            <text:p>-0.4375</text:p>
          </table:table-cell>
          <table:covered-table-cell table:style-name="ce55"/>
          <table:table-cell table:style-name="ce3"/>
          <table:table-cell table:style-name="ce32" table:formula="of:=AVERAGE([.N7:.O8];[.N10:.O11];[.N13:.O14];[.N16:.O17])" office:value-type="float" office:value="0.25" calcext:value-type="float" table:number-columns-spanned="2" table:number-rows-spanned="2">
            <text:p>0.25</text:p>
          </table:table-cell>
          <table:covered-table-cell table:style-name="ce69"/>
          <table:table-cell table:style-name="ce3"/>
          <table:table-cell table:style-name="ce36" table:formula="of:=AVERAGE([.Q7:.R8];[.Q10:.R11];[.Q13:.R14];[.Q16:.R17])" office:value-type="float" office:value="0.8125" calcext:value-type="float" table:number-columns-spanned="2" table:number-rows-spanned="2">
            <text:p>0.8125</text:p>
          </table:table-cell>
          <table:covered-table-cell table:style-name="ce73"/>
          <table:table-cell table:style-name="ce3"/>
          <table:table-cell table:style-name="ce40" table:formula="of:=AVERAGE([.T7:.U8];[.T10:.U11];[.T13:.U14];[.T16:.U17])" office:value-type="float" office:value="0.625" calcext:value-type="float" table:number-columns-spanned="2" table:number-rows-spanned="2">
            <text:p>0.625</text:p>
          </table:table-cell>
          <table:covered-table-cell table:style-name="ce77"/>
          <table:table-cell table:style-name="ce3" table:number-columns-repeated="2"/>
          <table:table-cell table:style-name="ce19" table:formula="of:=AVERAGE([.X7:.Y8];[.X10:.Y11];[.X13:.Y14];[.X16:.Y17])" office:value-type="float" office:value="-0.8125" calcext:value-type="float" table:number-columns-spanned="2" table:number-rows-spanned="2">
            <text:p>-0.8125</text:p>
          </table:table-cell>
          <table:covered-table-cell table:style-name="ce55"/>
          <table:table-cell table:style-name="ce3"/>
          <table:table-cell table:style-name="ce32" table:formula="of:=AVERAGE([.AA7:.AB8];[.AA10:.AB11];[.AA13:.AB14];[.AA16:.AB17])" office:value-type="float" office:value="0.1875" calcext:value-type="float" table:number-columns-spanned="2" table:number-rows-spanned="2">
            <text:p>0.1875</text:p>
          </table:table-cell>
          <table:covered-table-cell table:style-name="ce69"/>
          <table:table-cell table:style-name="ce3"/>
          <table:table-cell table:style-name="ce36" table:formula="of:=AVERAGE([.AD7:.AE8];[.AD10:.AE11];[.AD13:.AE14];[.AD16:.AE17])" office:value-type="float" office:value="-0.5" calcext:value-type="float" table:number-columns-spanned="2" table:number-rows-spanned="2">
            <text:p>-0.5</text:p>
          </table:table-cell>
          <table:covered-table-cell table:style-name="ce73"/>
          <table:table-cell table:style-name="ce3"/>
          <table:table-cell table:style-name="ce40" table:formula="of:=AVERAGE([.AG7:.AH8];[.AG10:.AH11];[.AG13:.AH14];[.AG16:.AH17])" office:value-type="float" office:value="0.5625" calcext:value-type="float" table:number-columns-spanned="2" table:number-rows-spanned="2">
            <text:p>0.5625</text:p>
          </table:table-cell>
          <table:covered-table-cell table:style-name="ce77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20"/>
          <table:table-cell table:style-name="ce3" table:number-columns-repeated="3"/>
          <table:covered-table-cell table:number-columns-repeated="2" table:style-name="ce55"/>
          <table:table-cell table:style-name="ce3"/>
          <table:covered-table-cell table:number-columns-repeated="2" table:style-name="ce69"/>
          <table:table-cell table:style-name="ce3"/>
          <table:covered-table-cell table:number-columns-repeated="2" table:style-name="ce73"/>
          <table:table-cell table:style-name="ce3"/>
          <table:covered-table-cell table:number-columns-repeated="2" table:style-name="ce77"/>
          <table:table-cell table:style-name="ce3" table:number-columns-repeated="2"/>
          <table:covered-table-cell table:number-columns-repeated="2" table:style-name="ce55"/>
          <table:table-cell table:style-name="ce3"/>
          <table:covered-table-cell table:number-columns-repeated="2" table:style-name="ce69"/>
          <table:table-cell table:style-name="ce3"/>
          <table:covered-table-cell table:number-columns-repeated="2" table:style-name="ce73"/>
          <table:table-cell table:style-name="ce3"/>
          <table:covered-table-cell table:number-columns-repeated="2" table:style-name="ce77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20"/>
          <table:table-cell table:style-name="ce3" table:number-columns-repeated="29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20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σ²_c</text:p>
          </table:table-cell>
          <table:table-cell table:style-name="ce3"/>
          <table:table-cell table:style-name="ce19" table:formula="of:=COM.MICROSOFT.VAR.P([.K7:.L8];[.K10:.L11];[.K13:.L14];[.K16:.L17])" office:value-type="float" office:value="3.49609375" calcext:value-type="float" table:number-columns-spanned="2" table:number-rows-spanned="2">
            <text:p>3.49609375</text:p>
          </table:table-cell>
          <table:covered-table-cell table:style-name="ce55"/>
          <table:table-cell table:style-name="ce3"/>
          <table:table-cell table:style-name="ce32" table:formula="of:=COM.MICROSOFT.VAR.P([.N7:.O8];[.N10:.O11];[.N13:.O14];[.N16:.O17])" office:value-type="float" office:value="3.3125" calcext:value-type="float" table:number-columns-spanned="2" table:number-rows-spanned="2">
            <text:p>3.3125</text:p>
          </table:table-cell>
          <table:covered-table-cell table:style-name="ce69"/>
          <table:table-cell table:style-name="ce3"/>
          <table:table-cell table:style-name="ce36" table:formula="of:=COM.MICROSOFT.VAR.P([.Q7:.R8];[.Q10:.R11];[.Q13:.R14];[.Q16:.R17])" office:value-type="float" office:value="3.65234375" calcext:value-type="float" table:number-columns-spanned="2" table:number-rows-spanned="2">
            <text:p>3.65234375</text:p>
          </table:table-cell>
          <table:covered-table-cell table:style-name="ce73"/>
          <table:table-cell table:style-name="ce3"/>
          <table:table-cell table:style-name="ce40" table:formula="of:=COM.MICROSOFT.VAR.P([.T7:.U8];[.T10:.U11];[.T13:.U14];[.T16:.U17])" office:value-type="float" office:value="4.734375" calcext:value-type="float" table:number-columns-spanned="2" table:number-rows-spanned="2">
            <text:p>4.734375</text:p>
          </table:table-cell>
          <table:covered-table-cell table:style-name="ce77"/>
          <table:table-cell table:style-name="ce3" table:number-columns-repeated="2"/>
          <table:table-cell table:style-name="ce19" table:formula="of:=COM.MICROSOFT.VAR.P([.X7:.Y8];[.X10:.Y11];[.X13:.Y14];[.X16:.Y17])" office:value-type="float" office:value="4.40234375" calcext:value-type="float" table:number-columns-spanned="2" table:number-rows-spanned="2">
            <text:p>4.40234375</text:p>
          </table:table-cell>
          <table:covered-table-cell table:style-name="ce55"/>
          <table:table-cell table:style-name="ce3"/>
          <table:table-cell table:style-name="ce32" table:formula="of:=COM.MICROSOFT.VAR.P([.AA7:.AB8];[.AA10:.AB11];[.AA13:.AB14];[.AA16:.AB17])" office:value-type="float" office:value="3.27734375" calcext:value-type="float" table:number-columns-spanned="2" table:number-rows-spanned="2">
            <text:p>3.27734375</text:p>
          </table:table-cell>
          <table:covered-table-cell table:style-name="ce69"/>
          <table:table-cell table:style-name="ce3"/>
          <table:table-cell table:style-name="ce36" table:formula="of:=COM.MICROSOFT.VAR.P([.AD7:.AE8];[.AD10:.AE11];[.AD13:.AE14];[.AD16:.AE17])" office:value-type="float" office:value="4.375" calcext:value-type="float" table:number-columns-spanned="2" table:number-rows-spanned="2">
            <text:p>4.375</text:p>
          </table:table-cell>
          <table:covered-table-cell table:style-name="ce73"/>
          <table:table-cell table:style-name="ce3"/>
          <table:table-cell table:style-name="ce40" table:formula="of:=COM.MICROSOFT.VAR.P([.AG7:.AH8];[.AG10:.AH11];[.AG13:.AH14];[.AG16:.AH17])" office:value-type="float" office:value="4.12109375" calcext:value-type="float" table:number-columns-spanned="2" table:number-rows-spanned="2">
            <text:p>4.12109375</text:p>
          </table:table-cell>
          <table:covered-table-cell table:style-name="ce77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6"/>
          <table:covered-table-cell table:number-columns-repeated="2" table:style-name="ce55"/>
          <table:table-cell table:style-name="ce3"/>
          <table:covered-table-cell table:number-columns-repeated="2" table:style-name="ce69"/>
          <table:table-cell table:style-name="ce3"/>
          <table:covered-table-cell table:number-columns-repeated="2" table:style-name="ce73"/>
          <table:table-cell table:style-name="ce3"/>
          <table:covered-table-cell table:number-columns-repeated="2" table:style-name="ce77"/>
          <table:table-cell table:style-name="ce3" table:number-columns-repeated="2"/>
          <table:covered-table-cell table:number-columns-repeated="2" table:style-name="ce55"/>
          <table:table-cell table:style-name="ce3"/>
          <table:covered-table-cell table:number-columns-repeated="2" table:style-name="ce69"/>
          <table:table-cell table:style-name="ce3"/>
          <table:covered-table-cell table:number-columns-repeated="2" table:style-name="ce73"/>
          <table:table-cell table:style-name="ce3"/>
          <table:covered-table-cell table:number-columns-repeated="2" table:style-name="ce77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3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table-cell table:style-name="ce7" office:value-type="string" calcext:value-type="string" table:number-columns-spanned="2" table:number-rows-spanned="4">
            <text:p>Layer <text:s/>Normalization</text:p>
          </table:table-cell>
          <table:covered-table-cell table:style-name="ce12"/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μ_i</text:p>
          </table:table-cell>
          <table:table-cell table:style-name="ce3"/>
          <table:table-cell table:style-name="ce21" table:formula="of:=AVERAGE([.K7:.U8])" office:value-type="float" office:value="-0.0625" calcext:value-type="float" table:number-columns-spanned="2" table:number-rows-spanned="2">
            <text:p>-0.0625</text:p>
          </table:table-cell>
          <table:covered-table-cell table:style-name="ce26"/>
          <table:table-cell table:style-name="ce3"/>
          <table:table-cell table:style-name="ce21" table:formula="of:=AVERAGE([.K10:.U11])" office:value-type="float" office:value="0.75" calcext:value-type="float" table:number-columns-spanned="2" table:number-rows-spanned="2">
            <text:p>0.75</text:p>
          </table:table-cell>
          <table:covered-table-cell table:style-name="ce26"/>
          <table:table-cell table:style-name="ce3"/>
          <table:table-cell table:style-name="ce21" table:formula="of:=AVERAGE([.K13:.U14])" office:value-type="float" office:value="0.3125" calcext:value-type="float" table:number-columns-spanned="2" table:number-rows-spanned="2">
            <text:p>0.3125</text:p>
          </table:table-cell>
          <table:covered-table-cell table:style-name="ce26"/>
          <table:table-cell table:style-name="ce3"/>
          <table:table-cell table:style-name="ce21" table:formula="of:=AVERAGE([.K16:.U17])" office:value-type="float" office:value="0.25" calcext:value-type="float" table:number-columns-spanned="2" table:number-rows-spanned="2">
            <text:p>0.25</text:p>
          </table:table-cell>
          <table:covered-table-cell table:style-name="ce3"/>
          <table:table-cell table:style-name="ce3" table:number-columns-repeated="2"/>
          <table:table-cell table:style-name="ce21" table:formula="of:=AVERAGE([.X7:.AH8])" office:value-type="float" office:value="0.125" calcext:value-type="float" table:number-columns-spanned="2" table:number-rows-spanned="2">
            <text:p>0.125</text:p>
          </table:table-cell>
          <table:covered-table-cell table:style-name="ce26"/>
          <table:table-cell table:style-name="ce3"/>
          <table:table-cell table:style-name="ce21" table:formula="of:=AVERAGE([.X10:.AH11])" office:value-type="float" office:value="-0.5" calcext:value-type="float" table:number-columns-spanned="2" table:number-rows-spanned="2">
            <text:p>-0.5</text:p>
          </table:table-cell>
          <table:covered-table-cell table:style-name="ce26"/>
          <table:table-cell table:style-name="ce3"/>
          <table:table-cell table:style-name="ce21" table:formula="of:=AVERAGE([.X13:.AH14])" office:value-type="float" office:value="-0.0625" calcext:value-type="float" table:number-columns-spanned="2" table:number-rows-spanned="2">
            <text:p>-0.0625</text:p>
          </table:table-cell>
          <table:covered-table-cell table:style-name="ce26"/>
          <table:table-cell table:style-name="ce3"/>
          <table:table-cell table:style-name="ce21" table:formula="of:=AVERAGE([.X16:.AH17])" office:value-type="float" office:value="-0.125" calcext:value-type="float" table:number-columns-spanned="2" table:number-rows-spanned="2">
            <text:p>-0.125</text:p>
          </table:table-cell>
          <table:covered-table-cell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style-name="ce8"/>
          <table:covered-table-cell table:style-name="ce13"/>
          <table:table-cell table:style-name="ce3" table:number-columns-repeated="3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number-columns-repeated="2" table:style-name="ce3"/>
          <table:table-cell table:style-name="ce3" table:number-columns-repeated="2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number-columns-repeated="2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style-name="ce8"/>
          <table:covered-table-cell table:style-name="ce13"/>
          <table:table-cell table:style-name="ce3" table:number-columns-repeated="29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style-name="ce9"/>
          <table:covered-table-cell table:style-name="ce14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σ²</text:p>
          </table:table-cell>
          <table:table-cell table:style-name="ce3"/>
          <table:table-cell table:style-name="ce21" table:formula="of:=COM.MICROSOFT.VAR.P([.K7:.U8])" office:value-type="float" office:value="4.18359375" calcext:value-type="float" table:number-columns-spanned="2" table:number-rows-spanned="2">
            <text:p>4.18359375</text:p>
          </table:table-cell>
          <table:covered-table-cell table:style-name="ce26"/>
          <table:table-cell table:style-name="ce3"/>
          <table:table-cell table:style-name="ce21" table:formula="of:=COM.MICROSOFT.VAR.P([.K10:.U11])" office:value-type="float" office:value="4.3125" calcext:value-type="float" table:number-columns-spanned="2" table:number-rows-spanned="2">
            <text:p>4.3125</text:p>
          </table:table-cell>
          <table:covered-table-cell table:style-name="ce26"/>
          <table:table-cell table:style-name="ce3"/>
          <table:table-cell table:style-name="ce21" table:formula="of:=COM.MICROSOFT.VAR.P([.K13:.U14])" office:value-type="float" office:value="3.71484375" calcext:value-type="float" table:number-columns-spanned="2" table:number-rows-spanned="2">
            <text:p>3.71484375</text:p>
          </table:table-cell>
          <table:covered-table-cell table:style-name="ce26"/>
          <table:table-cell table:style-name="ce3"/>
          <table:table-cell table:style-name="ce21" table:formula="of:=COM.MICROSOFT.VAR.P([.K16:.U17])" office:value-type="float" office:value="3.5625" calcext:value-type="float" table:number-columns-spanned="2" table:number-rows-spanned="2">
            <text:p>3.5625</text:p>
          </table:table-cell>
          <table:covered-table-cell table:style-name="ce3"/>
          <table:table-cell table:style-name="ce3" table:number-columns-repeated="2"/>
          <table:table-cell table:style-name="ce21" table:formula="of:=COM.MICROSOFT.VAR.P([.X7:.AH8])" office:value-type="float" office:value="4.359375" calcext:value-type="float" table:number-columns-spanned="2" table:number-rows-spanned="2">
            <text:p>4.359375</text:p>
          </table:table-cell>
          <table:covered-table-cell table:style-name="ce26"/>
          <table:table-cell table:style-name="ce3"/>
          <table:table-cell table:style-name="ce21" table:formula="of:=COM.MICROSOFT.VAR.P([.X10:.AH11])" office:value-type="float" office:value="3.75" calcext:value-type="float" table:number-columns-spanned="2" table:number-rows-spanned="2">
            <text:p>3.75</text:p>
          </table:table-cell>
          <table:covered-table-cell table:style-name="ce26"/>
          <table:table-cell table:style-name="ce3"/>
          <table:table-cell table:style-name="ce21" table:formula="of:=COM.MICROSOFT.VAR.P([.X13:.AH14])" office:value-type="float" office:value="5.30859375" calcext:value-type="float" table:number-columns-spanned="2" table:number-rows-spanned="2">
            <text:p>5.30859375</text:p>
          </table:table-cell>
          <table:covered-table-cell table:style-name="ce26"/>
          <table:table-cell table:style-name="ce3"/>
          <table:table-cell table:style-name="ce21" table:formula="of:=COM.MICROSOFT.VAR.P([.X16:.AH17])" office:value-type="float" office:value="3.734375" calcext:value-type="float" table:number-columns-spanned="2" table:number-rows-spanned="2">
            <text:p>3.734375</text:p>
          </table:table-cell>
          <table:covered-table-cell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6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number-columns-repeated="2" table:style-name="ce3"/>
          <table:table-cell table:style-name="ce3" table:number-columns-repeated="2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style-name="ce22"/>
          <table:covered-table-cell table:style-name="ce27"/>
          <table:table-cell table:style-name="ce3"/>
          <table:covered-table-cell table:number-columns-repeated="2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32"/>
          <table:table-cell table:number-columns-repeated="988"/>
        </table:table-row>
        <table:table-row table:style-name="ro1">
          <table:table-cell table:number-columns-repeated="4"/>
          <table:table-cell table:style-name="ce3">
            <draw:custom-shape table:end-cell-address="Sheet1.G40" table:end-x="2.258cm" table:end-y="0.25cm" draw:z-index="12" draw:name="Rectangle 14" draw:style-name="gr17" draw:text-style-name="P1" svg:width="4.588cm" svg:height="3.171cm" svg:x="2.185cm" svg:y="0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" table:number-columns-repeated="31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table-cell table:style-name="ce45" office:value-type="string" calcext:value-type="string" table:number-columns-spanned="2" table:number-rows-spanned="5">
            <text:p>Group <text:s/>Normalization</text:p>
          </table:table-cell>
          <table:covered-table-cell table:style-name="ce46"/>
          <table:table-cell table:style-name="ce3" office:value-type="string" calcext:value-type="string">
            <text:p>Mean</text:p>
          </table:table-cell>
          <table:table-cell table:style-name="ce50" office:value-type="string" calcext:value-type="string" table:number-columns-spanned="1" table:number-rows-spanned="3">
            <text:p>μ_i_g</text:p>
          </table:table-cell>
          <table:table-cell table:style-name="ce3"/>
          <table:table-cell table:style-name="ce15" table:formula="of:=AVERAGE([.K7:.O8])" office:value-type="float" office:value="0" calcext:value-type="float" table:number-columns-spanned="5" table:number-rows-spanned="1">
            <text:p>0</text:p>
            <draw:custom-shape table:end-cell-address="Sheet1.P36" table:end-x="0.328cm" table:end-y="0.53cm" draw:z-index="13" draw:name="Rectangle 22" draw:style-name="gr18" draw:text-style-name="P1" svg:width="6.386cm" svg:height="0.539cm" svg:x="0.153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P35" table:end-x="0.329cm" table:end-y="0.515cm" draw:z-index="14" draw:name="Rectangle 38" draw:style-name="gr19" draw:text-style-name="P1" svg:width="6.386cm" svg:height="0.5cm" svg:x="0.154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AVERAGE([.Q7:.U8])" office:value-type="float" office:value="-0.125" calcext:value-type="float" table:number-columns-spanned="5" table:number-rows-spanned="1">
            <text:p>-0.125</text:p>
            <draw:custom-shape table:end-cell-address="Sheet1.V36" table:end-x="0.317cm" table:end-y="0.53cm" draw:z-index="19" draw:name="Rectangle 22" draw:style-name="gr20" draw:text-style-name="P1" svg:width="6.184cm" svg:height="0.539cm" svg:x="0.132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V35" table:end-x="0.318cm" table:end-y="0.515cm" draw:z-index="20" draw:name="Rectangle 38" draw:style-name="gr21" draw:text-style-name="P1" svg:width="6.184cm" svg:height="0.5cm" svg:x="0.133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AVERAGE([.X7:.AB8])" office:value-type="float" office:value="0.25" calcext:value-type="float" table:number-columns-spanned="5" table:number-rows-spanned="1">
            <text:p>0.25</text:p>
            <draw:custom-shape table:end-cell-address="Sheet1.AC36" table:end-x="0.307cm" table:end-y="0.53cm" draw:z-index="21" draw:name="Rectangle 22" draw:style-name="gr22" draw:text-style-name="P1" svg:width="6.172cm" svg:height="0.539cm" svg:x="0.132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C35" table:end-x="0.308cm" table:end-y="0.515cm" draw:z-index="22" draw:name="Rectangle 38" draw:style-name="gr23" draw:text-style-name="P1" svg:width="6.172cm" svg:height="0.5cm" svg:x="0.133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AVERAGE([.AD7:.AH8])" office:value-type="float" office:value="0" calcext:value-type="float" table:number-columns-spanned="5" table:number-rows-spanned="1">
            <text:p>0</text:p>
            <draw:custom-shape table:end-cell-address="Sheet1.AI36" table:end-x="0.324cm" table:end-y="0.53cm" draw:z-index="23" draw:name="Rectangle 22" draw:style-name="gr24" draw:text-style-name="P1" svg:width="6.329cm" svg:height="0.539cm" svg:x="0.135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I35" table:end-x="0.325cm" table:end-y="0.515cm" draw:z-index="25" draw:name="Rectangle 38" draw:style-name="gr25" draw:text-style-name="P1" svg:width="6.329cm" svg:height="0.5cm" svg:x="0.136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46"/>
          <table:table-cell table:style-name="ce3"/>
          <table:covered-table-cell table:style-name="ce3"/>
          <table:table-cell table:style-name="ce3"/>
          <table:table-cell table:style-name="ce15" table:formula="of:=AVERAGE([.K10:.O11])" office:value-type="float" office:value="-0.125" calcext:value-type="float" table:number-columns-spanned="5" table:number-rows-spanned="1">
            <text:p>-0.125</text:p>
          </table:table-cell>
          <table:covered-table-cell table:number-columns-repeated="4" table:style-name="ce3"/>
          <table:table-cell table:style-name="ce3"/>
          <table:table-cell table:style-name="ce15" table:formula="of:=AVERAGE([.Q10:.U11])" office:value-type="float" office:value="1.625" calcext:value-type="float" table:number-columns-spanned="5" table:number-rows-spanned="1">
            <text:p>1.625</text:p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AVERAGE([.X10:.AB11])" office:value-type="float" office:value="-1.125" calcext:value-type="float" table:number-columns-spanned="5" table:number-rows-spanned="1">
            <text:p>-1.125</text:p>
          </table:table-cell>
          <table:covered-table-cell table:number-columns-repeated="4" table:style-name="ce3"/>
          <table:table-cell table:style-name="ce3"/>
          <table:table-cell table:style-name="ce15" table:formula="of:=AVERAGE([.AD10:.AH11])" office:value-type="float" office:value="0.125" calcext:value-type="float" table:number-columns-spanned="5" table:number-rows-spanned="1">
            <text:p>0.125</text:p>
          </table:table-cell>
          <table:covered-table-cell table:number-columns-repeated="4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46"/>
          <table:table-cell table:style-name="ce3"/>
          <table:covered-table-cell table:style-name="ce3"/>
          <table:table-cell table:style-name="ce3"/>
          <table:table-cell table:style-name="ce15" table:formula="of:=AVERAGE([.K13:.O14])" office:value-type="float" office:value="0.5" calcext:value-type="float" table:number-columns-spanned="5" table:number-rows-spanned="1">
            <text:p>0.5</text:p>
            <draw:custom-shape table:end-cell-address="Sheet1.P38" table:end-x="0.345cm" table:end-y="0.076cm" draw:z-index="37" draw:name="Rectangle 22_0" draw:style-name="gr26" draw:text-style-name="P1" svg:width="6.386cm" svg:height="0.549cm" svg:x="0.17cm" svg:y="0.0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AVERAGE([.Q13:.U14])" office:value-type="float" office:value="0.125" calcext:value-type="float" table:number-columns-spanned="5" table:number-rows-spanned="1">
            <text:p>0.125</text:p>
            <draw:custom-shape table:end-cell-address="Sheet1.V38" table:end-x="0.365cm" table:end-y="0.02cm" draw:z-index="41" draw:name="Rectangle 22_4" draw:style-name="gr27" draw:text-style-name="P1" svg:width="6.219cm" svg:height="0.547cm" svg:x="0.145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AVERAGE([.X13:.AB14])" office:value-type="float" office:value="0" calcext:value-type="float" table:number-columns-spanned="5" table:number-rows-spanned="1">
            <text:p>0</text:p>
            <draw:custom-shape table:end-cell-address="Sheet1.AC38" table:end-x="0.332cm" table:end-y="0.046cm" draw:z-index="42" draw:name="Rectangle 22_5" draw:style-name="gr28" draw:text-style-name="P1" svg:width="6.213cm" svg:height="0.547cm" svg:x="0.116cm" svg:y="0.0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AVERAGE([.AD13:.AH14])" office:value-type="float" office:value="-0.125" calcext:value-type="float" table:number-columns-spanned="5" table:number-rows-spanned="1">
            <text:p>-0.125</text:p>
            <draw:custom-shape table:end-cell-address="Sheet1.AI38" table:end-x="0.314cm" table:end-y="0.05cm" draw:z-index="43" draw:name="Rectangle 22_6" draw:style-name="gr29" draw:text-style-name="P1" svg:width="6.36cm" svg:height="0.547cm" svg:x="0.094cm" svg:y="0.0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46"/>
          <table:table-cell table:style-name="ce3" table:number-columns-repeated="3"/>
          <table:table-cell table:style-name="ce15" table:formula="of:=AVERAGE([.K16:.O17])" office:value-type="float" office:value="-0.75" calcext:value-type="float" table:number-columns-spanned="5" table:number-rows-spanned="1">
            <text:p>-0.75</text:p>
            <draw:custom-shape table:end-cell-address="Sheet1.P39" table:end-x="0.343cm" table:end-y="0.048cm" draw:z-index="38" draw:name="Rectangle 22_1" draw:style-name="gr30" draw:text-style-name="P1" svg:width="6.386cm" svg:height="0.549cm" svg:x="0.168cm" svg:y="0.02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AVERAGE([.Q16:.U17])" office:value-type="float" office:value="1.25" calcext:value-type="float" table:number-columns-spanned="5" table:number-rows-spanned="1">
            <text:p>1.25</text:p>
            <draw:custom-shape table:end-cell-address="Sheet1.V39" table:end-x="0.38cm" table:end-y="0.02cm" draw:z-index="47" draw:name="Rectangle 22_10" draw:style-name="gr31" draw:text-style-name="P1" svg:width="6.219cm" svg:height="0.547cm" svg:x="0.16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AVERAGE([.X16:.AB17])" office:value-type="float" office:value="-0.375" calcext:value-type="float" table:number-columns-spanned="5" table:number-rows-spanned="1">
            <text:p>-0.375</text:p>
            <draw:custom-shape table:end-cell-address="Sheet1.AC39" table:end-x="0.35cm" table:end-y="0.02cm" draw:z-index="48" draw:name="Rectangle 22_11" draw:style-name="gr32" draw:text-style-name="P1" svg:width="6.213cm" svg:height="0.547cm" svg:x="0.134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AVERAGE([.AD16:.AH17])" office:value-type="float" office:value="0.125" calcext:value-type="float" table:number-columns-spanned="5" table:number-rows-spanned="1">
            <text:p>0.125</text:p>
            <draw:custom-shape table:end-cell-address="Sheet1.AI39" table:end-x="0.324cm" table:end-y="0.02cm" draw:z-index="49" draw:name="Rectangle 22_12" draw:style-name="gr33" draw:text-style-name="P1" svg:width="6.36cm" svg:height="0.547cm" svg:x="0.104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>
            <draw:custom-shape table:end-cell-address="Sheet1.AK38" table:end-x="2.118cm" table:end-y="0.449cm" draw:z-index="24" draw:name="Rectangle 34" draw:style-name="gr34" draw:text-style-name="P1" svg:width="0.001cm" svg:height="0.001cm" svg:x="2.119cm" svg:y="0.448cm">
              <text:p/>
              <draw:enhanced-geometry draw:mirror-horizontal="false" draw:mirror-vertical="tru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3"/>
          <table:covered-table-cell table:number-columns-repeated="2" table:style-name="ce3"/>
          <table:table-cell table:style-name="Default" table:number-columns-repeated="28"/>
          <table:table-cell table:style-name="ce3"/>
          <table:table-cell>
            <draw:custom-shape table:end-cell-address="Sheet1.AK39" table:end-x="2.118cm" table:end-y="0.449cm" draw:z-index="26" draw:name="Rectangle 34" draw:style-name="gr35" draw:text-style-name="P1" svg:width="0.001cm" svg:height="0.001cm" svg:x="2.119cm" svg:y="0.448cm">
              <text:p/>
              <draw:enhanced-geometry draw:mirror-horizontal="false" draw:mirror-vertical="tru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σ²</text:p>
          </table:table-cell>
          <table:table-cell table:style-name="ce3"/>
          <table:table-cell table:style-name="ce15" table:formula="of:=COM.MICROSOFT.VAR.P([.K7:.O8])" office:value-type="float" office:value="5" calcext:value-type="float" table:number-columns-spanned="5" table:number-rows-spanned="1">
            <text:p>5</text:p>
            <draw:custom-shape table:end-cell-address="Sheet1.P41" table:end-x="0.328cm" table:end-y="0.53cm" draw:z-index="27" draw:name="Rectangle 22" draw:style-name="gr18" draw:text-style-name="P1" svg:width="6.386cm" svg:height="0.539cm" svg:x="0.153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P40" table:end-x="0.329cm" table:end-y="0.515cm" draw:z-index="28" draw:name="Rectangle 38" draw:style-name="gr19" draw:text-style-name="P1" svg:width="6.386cm" svg:height="0.5cm" svg:x="0.154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COM.MICROSOFT.VAR.P([.Q7:.U8])" office:value-type="float" office:value="3.359375" calcext:value-type="float" table:number-columns-spanned="5" table:number-rows-spanned="1">
            <text:p>3.359375</text:p>
            <draw:custom-shape table:end-cell-address="Sheet1.V41" table:end-x="0.317cm" table:end-y="0.53cm" draw:z-index="29" draw:name="Rectangle 22" draw:style-name="gr20" draw:text-style-name="P1" svg:width="6.184cm" svg:height="0.539cm" svg:x="0.132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V40" table:end-x="0.318cm" table:end-y="0.515cm" draw:z-index="30" draw:name="Rectangle 38" draw:style-name="gr21" draw:text-style-name="P1" svg:width="6.184cm" svg:height="0.5cm" svg:x="0.133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COM.MICROSOFT.VAR.P([.X7:.AB8])" office:value-type="float" office:value="3.9375" calcext:value-type="float" table:number-columns-spanned="5" table:number-rows-spanned="1">
            <text:p>3.9375</text:p>
            <draw:custom-shape table:end-cell-address="Sheet1.AC41" table:end-x="0.307cm" table:end-y="0.53cm" draw:z-index="31" draw:name="Rectangle 22" draw:style-name="gr22" draw:text-style-name="P1" svg:width="6.172cm" svg:height="0.539cm" svg:x="0.132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C40" table:end-x="0.308cm" table:end-y="0.515cm" draw:z-index="32" draw:name="Rectangle 38" draw:style-name="gr23" draw:text-style-name="P1" svg:width="6.172cm" svg:height="0.5cm" svg:x="0.133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COM.MICROSOFT.VAR.P([.AD7:.AH8])" office:value-type="float" office:value="4.75" calcext:value-type="float" table:number-columns-spanned="5" table:number-rows-spanned="1">
            <text:p>4.75</text:p>
            <draw:custom-shape table:end-cell-address="Sheet1.AI41" table:end-x="0.324cm" table:end-y="0.53cm" draw:z-index="33" draw:name="Rectangle 22" draw:style-name="gr24" draw:text-style-name="P1" svg:width="6.329cm" svg:height="0.539cm" svg:x="0.135cm" svg:y="0.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I40" table:end-x="0.325cm" table:end-y="0.515cm" draw:z-index="35" draw:name="Rectangle 38" draw:style-name="gr25" draw:text-style-name="P1" svg:width="6.329cm" svg:height="0.5cm" svg:x="0.136cm" svg:y="0.0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6"/>
          <table:table-cell table:style-name="ce15" table:formula="of:=COM.MICROSOFT.VAR.P([.K10:.O11])" office:value-type="float" office:value="3.609375" calcext:value-type="float" table:number-columns-spanned="5" table:number-rows-spanned="1">
            <text:p>3.609375</text:p>
          </table:table-cell>
          <table:covered-table-cell table:number-columns-repeated="4" table:style-name="ce3"/>
          <table:table-cell table:style-name="ce3"/>
          <table:table-cell table:style-name="ce15" table:formula="of:=COM.MICROSOFT.VAR.P([.Q10:.U11])" office:value-type="float" office:value="3.484375" calcext:value-type="float" table:number-columns-spanned="5" table:number-rows-spanned="1">
            <text:p>3.484375</text:p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COM.MICROSOFT.VAR.P([.X10:.AB11])" office:value-type="float" office:value="2.859375" calcext:value-type="float" table:number-columns-spanned="5" table:number-rows-spanned="1">
            <text:p>2.859375</text:p>
          </table:table-cell>
          <table:covered-table-cell table:number-columns-repeated="4" table:style-name="ce3"/>
          <table:table-cell table:style-name="ce3"/>
          <table:table-cell table:style-name="ce15" table:formula="of:=COM.MICROSOFT.VAR.P([.AD10:.AH11])" office:value-type="float" office:value="3.859375" calcext:value-type="float" table:number-columns-spanned="5" table:number-rows-spanned="1">
            <text:p>3.859375</text:p>
          </table:table-cell>
          <table:covered-table-cell table:number-columns-repeated="4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4"/>
          <table:table-cell table:style-name="ce3" table:number-columns-repeated="6"/>
          <table:table-cell table:style-name="ce15" table:formula="of:=COM.MICROSOFT.VAR.P([.K13:.O14])" office:value-type="float" office:value="3.25" calcext:value-type="float" table:number-columns-spanned="5" table:number-rows-spanned="1">
            <text:p>3.25</text:p>
            <draw:custom-shape table:end-cell-address="Sheet1.P43" table:end-x="0.377cm" table:end-y="0.021cm" draw:z-index="39" draw:name="Rectangle 22_2" draw:style-name="gr36" draw:text-style-name="P1" svg:width="6.386cm" svg:height="0.541cm" svg:x="0.202cm" svg:y="0.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COM.MICROSOFT.VAR.P([.Q13:.U14])" office:value-type="float" office:value="4.109375" calcext:value-type="float" table:number-columns-spanned="5" table:number-rows-spanned="1">
            <text:p>4.109375</text:p>
            <draw:custom-shape table:end-cell-address="Sheet1.V43" table:end-x="0.316cm" table:end-y="0.022cm" draw:z-index="40" draw:name="Rectangle 22_3" draw:style-name="gr37" draw:text-style-name="P1" svg:width="6.211cm" svg:height="0.541cm" svg:x="0.104cm" svg:y="0.0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style-name="ce15" table:formula="of:=COM.MICROSOFT.VAR.P([.X13:.AB14])" office:value-type="float" office:value="5" calcext:value-type="float" table:number-columns-spanned="5" table:number-rows-spanned="1">
            <text:p>5</text:p>
            <draw:custom-shape table:end-cell-address="Sheet1.AC43" table:end-x="0.35cm" table:end-y="0.019cm" draw:z-index="44" draw:name="Rectangle 22_7" draw:style-name="gr38" draw:text-style-name="P1" svg:width="6.213cm" svg:height="0.543cm" svg:x="0.134cm" svg:y="0.0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/>
          <table:table-cell table:style-name="ce15" table:formula="of:=COM.MICROSOFT.VAR.P([.AD13:.AH14])" office:value-type="float" office:value="5.609375" calcext:value-type="float" table:number-columns-spanned="5" table:number-rows-spanned="1">
            <text:p>5.609375</text:p>
            <draw:custom-shape table:end-cell-address="Sheet1.AI43" table:end-x="0.324cm" table:end-y="0.019cm" draw:z-index="45" draw:name="Rectangle 22_8" draw:style-name="gr39" draw:text-style-name="P1" svg:width="6.36cm" svg:height="0.543cm" svg:x="0.104cm" svg:y="0.0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10"/>
          <table:table-cell table:style-name="ce15" table:formula="of:=COM.MICROSOFT.VAR.P([.K16:.O17])" office:value-type="float" office:value="1.4375" calcext:value-type="float" table:number-columns-spanned="5" table:number-rows-spanned="1">
            <text:p>1.4375</text:p>
            <draw:custom-shape table:end-cell-address="Sheet1.P44" table:end-x="0.32cm" table:end-y="0.015cm" draw:z-index="52" draw:name="Rectangle 22_15" draw:style-name="gr40" draw:text-style-name="P1" svg:width="6.386cm" svg:height="0.543cm" svg:x="0.145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/>
          <table:table-cell table:style-name="ce15" table:formula="of:=COM.MICROSOFT.VAR.P([.Q16:.U17])" office:value-type="float" office:value="3.6875" calcext:value-type="float" table:number-columns-spanned="5" table:number-rows-spanned="1">
            <text:p>3.6875</text:p>
            <draw:custom-shape table:end-cell-address="Sheet1.V44" table:end-x="0.272cm" table:end-y="0.015cm" draw:z-index="51" draw:name="Rectangle 22_14" draw:style-name="gr41" draw:text-style-name="P1" svg:width="6.211cm" svg:height="0.543cm" svg:x="0.0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number-columns-repeated="2"/>
          <table:table-cell table:style-name="ce15" table:formula="of:=COM.MICROSOFT.VAR.P([.X16:.AB17])" office:value-type="float" office:value="3.484375" calcext:value-type="float" table:number-columns-spanned="5" table:number-rows-spanned="1">
            <text:p>3.484375</text:p>
            <draw:custom-shape table:end-cell-address="Sheet1.AC44" table:end-x="0.35cm" table:end-y="0.017cm" draw:z-index="50" draw:name="Rectangle 22_13" draw:style-name="gr42" draw:text-style-name="P1" svg:width="6.213cm" svg:height="0.545cm" svg:x="0.134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/>
          <table:table-cell table:style-name="ce15" table:formula="of:=COM.MICROSOFT.VAR.P([.AD16:.AH17])" office:value-type="float" office:value="3.859375" calcext:value-type="float" table:number-columns-spanned="5" table:number-rows-spanned="1">
            <text:p>3.859375</text:p>
            <draw:custom-shape table:end-cell-address="Sheet1.AI44" table:end-x="0.324cm" table:end-y="0.02cm" draw:z-index="46" draw:name="Rectangle 22_9" draw:style-name="gr33" draw:text-style-name="P1" svg:width="6.36cm" svg:height="0.547cm" svg:x="0.104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3"/>
          <table:table-cell table:number-columns-repeated="2"/>
          <table:table-cell>
            <draw:custom-shape table:end-cell-address="Sheet1.AK43" table:end-x="2.118cm" table:end-y="0.449cm" draw:z-index="34" draw:name="Rectangle 34" draw:style-name="gr34" draw:text-style-name="P1" svg:width="0.001cm" svg:height="0.001cm" svg:x="2.119cm" svg:y="0.448cm">
              <text:p/>
              <draw:enhanced-geometry draw:mirror-horizontal="false" draw:mirror-vertical="tru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7"/>
        </table:table-row>
        <table:table-row table:style-name="ro1">
          <table:table-cell table:number-columns-repeated="36"/>
          <table:table-cell>
            <draw:custom-shape table:end-cell-address="Sheet1.AK44" table:end-x="2.118cm" table:end-y="0.449cm" draw:z-index="36" draw:name="Rectangle 34" draw:style-name="gr35" draw:text-style-name="P1" svg:width="0.001cm" svg:height="0.001cm" svg:x="2.119cm" svg:y="0.448cm">
              <text:p/>
              <draw:enhanced-geometry draw:mirror-horizontal="false" draw:mirror-vertical="tru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0:09:26.123018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han Shravan</meta:initial-creator>
    <meta:creation-date>2021-05-30T14:19:33</meta:creation-date>
    <dc:date>2021-06-20T20:09:17.057206089</dc:date>
    <meta:generator>LibreOffice/6.4.7.2$Linux_X86_64 LibreOffice_project/40$Build-2</meta:generator>
    <meta:editing-duration>PT53M54S</meta:editing-duration>
    <meta:editing-cycles>72</meta:editing-cycles>
    <meta:document-statistic meta:table-count="1" meta:cell-count="214" meta:object-count="5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